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25cm" fo:min-width="2.99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a933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2.925cm" fo:min-width="2.993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ff0000" draw:marker-end="Arrowheads_20_2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3cm" svg:height="3.175cm" svg:x="2.587cm" svg:y="2.587cm">
          <text:p text:style-name="P1">Item 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93cm" svg:height="3.175cm" svg:x="8.302cm" svg:y="3.54cm">
          <text:p text:style-name="P1">Item B - Try this agai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6.08cm" svg:y1="4.174cm" svg:x2="8.302cm" svg:y2="5.127cm" draw:start-shape="id1" draw:start-glue-point="1" draw:end-shape="id2" draw:end-glue-point="3" svg:d="M6080 4174h1110v953h1112" svg:viewBox="0 0 2223 954">
          <text:p/>
        </draw:connector>
        <draw:custom-shape draw:style-name="gr3" draw:text-style-name="P4" xml:id="id3" draw:id="id3" draw:layer="layout" svg:width="3.493cm" svg:height="3.175cm" svg:x="8.302cm" svg:y="7.985cm">
          <text:p text:style-name="P1">Item C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.048cm" svg:y1="6.715cm" svg:x2="10.048cm" svg:y2="7.985cm" draw:start-shape="id2" draw:end-shape="id3" draw:end-glue-point="0" svg:d="M10048 6715v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3T16:27:48.005719700</meta:creation-date>
    <dc:date>2025-08-23T16:54:36.657261400</dc:date>
    <meta:editing-duration>PT13M52S</meta:editing-duration>
    <meta:editing-cycles>3</meta:editing-cycles>
    <meta:generator>LibreOffice/25.8.0.4$Windows_X86_64 LibreOffice_project/48f00303701489684e67c38c28aff00cd5929e67</meta:generator>
    <meta:document-statistic meta:object-count="5"/>
  </office:meta>
</office:document-meta>
</file>